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style:rel-width="100%" table:align="left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2" style:family="table">
      <style:table-properties style:width="17cm" style:rel-width="100%" table:align="left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3" style:family="table">
      <style:table-properties style:width="17cm" style:rel-width="100%" table:align="left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4" style:family="table">
      <style:table-properties style:width="17cm" style:rel-width="100%" table:align="left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5" style:family="table">
      <style:table-properties style:width="17cm" style:rel-width="100%" table:align="left"/>
    </style:style>
    <style:style style:name="Tabella5.A" style:family="table-column">
      <style:table-column-properties style:column-width="17cm" style:rel-column-width="65535*"/>
    </style:style>
    <style:style style:name="Tabella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6" style:family="table">
      <style:table-properties style:width="17cm" style:rel-width="100%" table:align="left"/>
    </style:style>
    <style:style style:name="Tabella6.A" style:family="table-column">
      <style:table-column-properties style:column-width="17cm" style:rel-column-width="65535*"/>
    </style:style>
    <style:style style:name="Tabella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7" style:family="table">
      <style:table-properties style:width="17cm" style:rel-width="100%" table:align="left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8" style:family="table">
      <style:table-properties style:width="17cm" style:rel-width="100%" table:align="left"/>
    </style:style>
    <style:style style:name="Tabella8.A" style:family="table-column">
      <style:table-column-properties style:column-width="17cm" style:rel-column-width="65535*"/>
    </style:style>
    <style:style style:name="Tabella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a9" style:family="table">
      <style:table-properties style:width="17cm" style:rel-width="100%" table:align="left"/>
    </style:style>
    <style:style style:name="Tabella9.A" style:family="table-column">
      <style:table-column-properties style:column-width="17cm" style:rel-column-width="65535*"/>
    </style:style>
    <style:style style:name="Tabella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P1" style:family="paragraph" style:parent-style-name="Standard" style:list-style-name="L1">
      <style:paragraph-properties fo:widows="1"/>
      <style:text-properties fo:font-variant="normal" fo:text-transform="none" fo:color="#000000" style:font-name="Ubuntu" fo:letter-spacing="normal" officeooo:rsid="00119b2a" officeooo:paragraph-rsid="00119b2a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Ubuntu" fo:letter-spacing="normal" officeooo:rsid="00119b2a" officeooo:paragraph-rsid="00119b2a"/>
    </style:style>
    <style:style style:name="P4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Ubuntu" fo:letter-spacing="normal"/>
    </style:style>
    <style:style style:name="P5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Ubuntu" fo:font-size="12pt" fo:letter-spacing="normal" officeooo:rsid="00119b2a" officeooo:paragraph-rsid="00119b2a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fo:background-color="#e6ecf9"/>
    </style:style>
    <style:style style:name="P8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italic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000000" fo:letter-spacing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weight="bold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fo:font-size="14pt" fo:font-style="normal" fo:font-weight="normal"/>
    </style:style>
    <style:style style:name="T3" style:family="text">
      <style:text-properties fo:font-style="normal" fo:font-weight="normal"/>
    </style:style>
    <style:style style:name="T4" style:family="text">
      <style:text-properties fo:font-style="italic"/>
    </style:style>
    <style:style style:name="T5" style:family="text">
      <style:text-properties fo:font-weight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TRODUZIONE</text:p>
      <text:p text:style-name="P4"/>
      <text:p text:style-name="P3">Questo progetto ha l'obiettivo di usare la tecnica del<text:span text:style-name="T6"> differenziale semantico di Osgood</text:span></text:p>
      <text:p text:style-name="P5">per esprimere il significato soggettivo (affettivo o emotivo) dei testi scritti, usando la banca dati di WordNet <text:span text:style-name="T3">(Miller, 1990; Fellbaum, 1998)</text:span>. WordNet infatti non è un mero dizionario ma una rete interconnessa di parole</text:p>
      <text:p text:style-name="P3">Questo ci permetterebbe di classificare i testi su criteri soggettivi che sul loro contenuto.</text:p>
      <text:p text:style-name="P3">L'ipotesi che viene tenuta in considerazione è quella che gli aspetti soggettivi del significato possono essere derivati dalla posizione delle parole nel documento e di modificatori, come bello e buono e loro contrari brutto e cattivo.</text:p>
      <text:p text:style-name="P3"/>
      <text:p text:style-name="P2"><text:span text:style-name="T1"/></text:p>
      <text:p text:style-name="P2"/>
      <text:p text:style-name="P2">A prima vista, questo può sembrare</text:p>
      <text:p text:style-name="P2">una cattiva scelta, perché le parole WordNet sono strutturate dal loro significato lessicale. In particolare, la</text:p>
      <text:p text:style-name="P2">sinonimia o relazione synset in WordNet rappresenta la coincidenza di significato lessicale. Tuttavia,</text:p>
      <text:p text:style-name="P2">l'organizzazione di WordNet non è un elenco alfabetico convenzionale, ma una grande rete interconnessa</text:p>
      <text:p text:style-name="P2">di parole (simile l'organizzazione della memoria lessicale umana). Uno dei principi di progettazione in</text:p>
      <text:p text:style-name="Horizontal_20_Line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1"><text:bookmark text:name="2"/>Page 2</text:p>
          </table:table-cell>
        </table:table-row>
      </table:table>
      <text:p text:style-name="P6">WordNet è una teoria differenziale significato: il significato di un concetto è determinato dalla sua posizione</text:p>
      <text:p text:style-name="P6">rispetto ad altri concetti. E 'proprio questa struttura WordNet più grande che vogliamo sfruttare.</text:p>
      <text:p text:style-name="P6">Questo documento è strutturato come segue. In §2, si discuterà una teoria classica per la misurazione affettiva</text:p>
      <text:p text:style-name="P6">o il significato emotivo. Da questo prendiamo i principali fattori che differenziano tra i valori o atteggiamento.</text:p>
      <text:p text:style-name="P6">Poi, nel §3 esploriamo come possiamo tradurre la struttura di WordNet in una misura di questi fattori.</text:p>
      <text:p text:style-name="P6">Successivamente, in § 4 discutiamo come tali misure possono essere attuate, e finiamo in § 5 con le conclusioni e</text:p>
      <text:p text:style-name="P6">qualche discussione.</text:p>
      <text:p text:style-name="P8">2 aspetti affettivi di significato</text:p>
      <text:p text:style-name="P6">Il nostro scopo è quello di misurare il significato personale espressa in un testo. Per una tale impresa sia con successo</text:p>
      <text:p text:style-name="P6">Ful, ci deve essere sufficiente generalità nelle dimensioni semantiche usati dagli individui. Questo immediata-</text:p>
      <text:p text:style-name="P6"><text:soft-page-break/>diatamente richiede una serie di domande: esistono tali dimensioni semantiche generici a tutti? E se è così, può</text:p>
      <text:p text:style-name="P6">caratterizziamo queste dimensioni semantiche specifici?</text:p>
      <text:p text:style-name="P6">Il classico lavoro sulla misurazione significato emotivo o affettivo nei testi è la teoria di Charles Osgood</text:p>
      <text:p text:style-name="P6">Differenziazione di semantica (Osgood et al., 1957). Osgood ei suoi collaboratori identificano l'aspetto della</text:p>
      <text:p text:style-name="P6">cioè in cui sono interessati come</text:p>
      <text:p text:style-name="P6">strettamente psicologico uno: quegli stati cognitivi degli utenti di lingue umane necessarie, antecedente</text:p>
      <text:p text:style-name="P6">condizioni per la codifica selettiva di segni lessicali e amministrative necessarie conseguenti condizioni di decodifica selettiva di</text:p>
      <text:p text:style-name="P6">Segni nei messaggi. (Osgood et al., 1957, p.318)</text:p>
      <text:p text:style-name="P6">La loro tecnica differenziale semantico sta usando diverse paia di aggettivi bipolari per scalare le risposte</text:p>
      <text:p text:style-name="P6">soggetti alle parole, brevi frasi, o testi. Cioè, i soggetti sono chiamati a votare il loro significato su scale come</text:p>
      <text:p text:style-name="P6">attivo-passivo; buono cattivo; ottimisti-pessimisti; positivo-negativo; forte-debole; serio-umoristico;</text:p>
      <text:p text:style-name="P6">e brutto-bello.</text:p>
      <text:p text:style-name="P6">Ogni coppia di aggettivi bipolari è un fattore nella tecnica del differenziale semantico. Come risultato, la</text:p>
      <text:p text:style-name="P6">tecnica differenziale può far fronte a un numero piuttosto elevato di aspetti di significato affettivi. Un naturale</text:p>
      <text:p text:style-name="P6">domanda da porsi è se ciascuno di questi fattori è altrettanto importante. Osgood et al. (1957) utilizzano fattoriale</text:p>
      <text:p text:style-name="P6">analisi di numerosi test empirici per investigare la questione. La risposta sorprendente è che la maggior parte</text:p>
      <text:p text:style-name="P6">della varianza in giudizio potrebbe essere spiegato solo da tre fattori principali. Questi tre fattori</text:p>
      <text:p text:style-name="P6">affettiva o significato emotivo sono il fattore <text:span text:style-name="T4">valutativo</text:span> (ad esempio, buono-cattivo); il fattore di <text:span text:style-name="T4">potenza</text:span> (ad esempio,</text:p>
      <text:p text:style-name="P6">forte-debole); e il fattore di <text:span text:style-name="T4">attività</text:span> (per esempio, attivo-passivo). Tra questi tre fattori, il valutativa</text:p>
      <text:p text:style-name="P6">fattore ha il più forte peso relativo. Nella sezione successiva, ci concentreremo su questo fattore più importante</text:p>
      <text:p text:style-name="P6">di significato affettivo.</text:p>
      <text:p text:style-name="P8"><text:soft-page-break/>3 affettivo significato e WordNet</text:p>
      <text:p text:style-name="P6">Ci sarà ora studiare le misure per il fattore valutativo di significato in base al lessicale WordNet</text:p>
      <text:p text:style-name="P6">database (Fellbaum, 1998). Il database WordNet dispone di voci a livello di parole (proprio come tradizionale</text:p>
      <text:p text:style-name="P6">dizionari e lessici). L'unità di valutazione che ci interessa non è singole parole, ma più grande</text:p>
      <text:p text:style-name="P6">unità di testo, come frasi, paragrafi e unità più grandi. Si procederà nel seguente modo: per prima</text:p>
      <text:p text:style-name="P6">indagare misure basate WordNet-per singole parole, e quindi prendere in considerazione forme di aggregazione della</text:p>
      <text:p text:style-name="P6">decine di singole parole a unità testuali più grandi. Ad esempio, un modo ovvio è per visualizzare una unità testuale</text:p>
      <text:p text:style-name="P6">come un sacchetto di parole, e valutare il testo combinando i punteggi per le singole parole del testo.</text:p>
      <text:p text:style-name="P6">La dimensione valutativa di Osgood è in genere determinato con gli aggettivi 'buono' e 'cattivo'</text:p>
      <text:p text:style-name="P6">(Altri operazionalizzazioni sono possibili a seconda del soggetto in esame). Infatti, se</text:p>
      <text:p text:style-name="P6">cercare il significato di questi due aggettivi valutativi in WordNet scopriamo che essi sono tra loro di</text:p>
      <text:p text:style-name="P6">antonimo. Il nostro piano è quello di valutare le singole parole determinando il loro rapporto con le parole 'buono' e</text:p>
      <text:p text:style-name="P6">'Cattivo' nel database WordNet. Per questo, possiamo usare la relazione sinonimia (o una generalizzazione di esso) per</text:p>
      <text:p text:style-name="P6">stabilire la parentela di due parole. Cioè, relazione synset di WordNet può fornire una maniglia per</text:p>
      <text:p text:style-name="P6">determinare il fattore valutativo di Osgood.</text:p>
      <text:p text:style-name="Horizontal_20_Line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bookmark text:name="3"/>Page 3</text:p>
          </table:table-cell>
        </table:table-row>
      </table:table>
      <text:p text:style-name="P6">Noi definire la nozione di n-relatedness basata sul rapporto synset (questo è simile al</text:p>
      <text:p text:style-name="P6">teoria dei grafi concetto di connessione).</text:p>
      <text:p text:style-name="P6"><text:span text:style-name="T5">Definizione 1</text:span> <text:span text:style-name="T4">Due parole</text:span> w</text:p>
      <text:p text:style-name="P6">0</text:p>
      <text:p text:style-name="P6"><text:span text:style-name="T4">e</text:span> w</text:p>
      <text:p text:style-name="P6">n</text:p>
      <text:p text:style-name="P6"><text:span text:style-name="T4">sono</text:span> n <text:span text:style-name="T4">-related se esiste un</text:span> (n + 1) <text:span text:style-name="T4">Sequenza -lungo di parole</text:span></text:p>
      <text:p text:style-name="P6">&lt;W</text:p>
      <text:p text:style-name="P6"><text:soft-page-break/>0</text:p>
      <text:p text:style-name="P6">, W</text:p>
      <text:p text:style-name="P6">1</text:p>
      <text:p text:style-name="P6">, ..., W</text:p>
      <text:p text:style-name="P6">n</text:p>
      <text:p text:style-name="P6">&gt; <text:span text:style-name="T4">tale che per ogni</text:span> i <text:span text:style-name="T4">da</text:span> 0 <text:span text:style-name="T4">a</text:span> n - 1 <text:span text:style-name="T4">le due parole</text:span> w</text:p>
      <text:p text:style-name="P6">Io</text:p>
      <text:p text:style-name="P6"><text:span text:style-name="T4">e</text:span> w</text:p>
      <text:p text:style-name="P6">i + 1</text:p>
      <text:p text:style-name="P9">sono nella stessa</text:p>
      <text:p text:style-name="P6"><text:span text:style-name="T4">Synset (cioè,</text:span> w</text:p>
      <text:p text:style-name="P6">Io</text:p>
      <text:p text:style-name="P6"><text:span text:style-name="T4">e</text:span> w</text:p>
      <text:p text:style-name="P6">i + 1</text:p>
      <text:p text:style-name="P9">sono sinonimi).</text:p>
      <text:p text:style-name="P6">Ad esempio, gli aggettivi 'buono' e 'corretta' sono 2 legate poiché esiste una 3-lunga sequenza</text:p>
      <text:p text:style-name="P6">&lt;Buono, giusto, corretto&gt;. Due parole possono naturalmente essere legati da molte sequenze differenti, o nessuno</text:p>
      <text:p text:style-name="P6">affatto. Saremo principalmente interessati nelle sequenze più corte relative parole. Il minimo percorso di lunghezza</text:p>
      <text:p text:style-name="P6">(MPL) di due parole w</text:p>
      <text:p text:style-name="P6">Io</text:p>
      <text:p text:style-name="P6">e w</text:p>
      <text:p text:style-name="P6">j</text:p>
      <text:p text:style-name="P6">è n se c'è un (n + 1) sequenza -lungo relative w</text:p>
      <text:p text:style-name="P6">Io</text:p>
      <text:p text:style-name="P6">e w</text:p>
      <text:p text:style-name="P6">j</text:p>
      <text:p text:style-name="P6">e la</text:p>
      <text:p text:style-name="P6">c'è sequenza con lunghezza ≤ n. Se non vi è alcuna sequenza relativa delle due parole, poi il minimo</text:p>
      <text:p text:style-name="P6">percorso di lunghezza non è definito.</text:p>
      <text:p text:style-name="P6"><text:span text:style-name="T5">Definizione 2</text:span> <text:span text:style-name="T4">Sia</text:span> MPL <text:span text:style-name="T4">sia una funzione parziale tale che</text:span> MPL (w</text:p>
      <text:p text:style-name="P6">Io</text:p>
      <text:p text:style-name="P6">, W</text:p>
      <text:p text:style-name="P6">j</text:p>
      <text:p text:style-name="P6"><text:soft-page-break/>) = N <text:span text:style-name="T4">se</text:span> n <text:span text:style-name="T4">è il numero più piccolo</text:span></text:p>
      <text:p text:style-name="P6"><text:span text:style-name="T4">tale che</text:span> w</text:p>
      <text:p text:style-name="P6">Io</text:p>
      <text:p text:style-name="P6"><text:span text:style-name="T4">e</text:span> w</text:p>
      <text:p text:style-name="P6">j</text:p>
      <text:p text:style-name="P6"><text:span text:style-name="T4">sono</text:span> n <text:span text:style-name="T4">-related.</text:span></text:p>
      <text:p text:style-name="P6">Il minimo percorso di lunghezza gode di alcune delle proprietà geometriche ci si potrebbe aspettare da una distanza</text:p>
      <text:p text:style-name="P6">misurare.</text:p>
      <text:p text:style-name="P6"><text:span text:style-name="T5">Osservazione 1</text:span> <text:span text:style-name="T4">Il percorso di lunghezza minima è una metrica, cioè, dà un numero non negativo</text:span></text:p>
      <text:p text:style-name="P6">MPL (w</text:p>
      <text:p text:style-name="P6">Io</text:p>
      <text:p text:style-name="P6">, W</text:p>
      <text:p text:style-name="P6">j</text:p>
      <text:p text:style-name="P6">) <text:span text:style-name="T4">Tale che</text:span></text:p>
      <text:p text:style-name="P9">i)</text:p>
      <text:p text:style-name="P6">MPL (w</text:p>
      <text:p text:style-name="P6">Io</text:p>
      <text:p text:style-name="P6">, W</text:p>
      <text:p text:style-name="P6">j</text:p>
      <text:p text:style-name="P6">) = 0 <text:span text:style-name="T4">se e solo se</text:span> w</text:p>
      <text:p text:style-name="P6">Io</text:p>
      <text:p text:style-name="P6">= W</text:p>
      <text:p text:style-name="P6">j</text:p>
      <text:p text:style-name="P9">,</text:p>
      <text:p text:style-name="P9">ii)</text:p>
      <text:p text:style-name="P6">MPL (w</text:p>
      <text:p text:style-name="P6">Io</text:p>
      <text:p text:style-name="P6">, W</text:p>
      <text:p text:style-name="P6">j</text:p>
      <text:p text:style-name="P6">) = MPL (w</text:p>
      <text:p text:style-name="P6">j</text:p>
      <text:p text:style-name="P6">, W</text:p>
      <text:p text:style-name="P6">Io</text:p>
      <text:p text:style-name="P9">), E</text:p>
      <text:p text:style-name="P9">iii)</text:p>
      <text:p text:style-name="P6"><text:soft-page-break/>MPL (w</text:p>
      <text:p text:style-name="P6">Io</text:p>
      <text:p text:style-name="P6">, W</text:p>
      <text:p text:style-name="P6">j</text:p>
      <text:p text:style-name="P6">) + MPL (w</text:p>
      <text:p text:style-name="P6">j</text:p>
      <text:p text:style-name="P6">, W</text:p>
      <text:p text:style-name="P6">k</text:p>
      <text:p text:style-name="P6">) ≥ MPL (w</text:p>
      <text:p text:style-name="P6">Io</text:p>
      <text:p text:style-name="P6">, W</text:p>
      <text:p text:style-name="P6">k</text:p>
      <text:p text:style-name="P9">).</text:p>
      <text:p text:style-name="P6">Il minimo percorso di lunghezza è una generalizzazione del rapporto sinonimia. La sinonimia</text:p>
      <text:p text:style-name="P6">relazione collega parole con significato simile, in modo che la distanza minima tra le parole dice qualcosa</text:p>
      <text:p text:style-name="P6">sulla somiglianza del loro significato. Ad esempio, utilizzando WordNet ora troviamo che</text:p>
      <text:p text:style-name="P10">• <text:span text:style-name="T1">MPL (buono, corretto) = 2,</text:span></text:p>
      <text:p text:style-name="P10">• <text:span text:style-name="T1">MPL (buono, pulito) = 3, e</text:span></text:p>
      <text:p text:style-name="P10">• <text:span text:style-name="T1">MPL (buono, nobile) = 4.</text:span></text:p>
      <text:p text:style-name="P6">Ciò suggerisce che possiamo usare la misura di distanza MPL per determinare valutativa di Osgood dimensione</text:p>
      <text:p text:style-name="P6">sione, ad esempio segnando parole che sono strettamente legate alle parole della 'buona' e, rispettivamente, 'cattivo'.</text:p>
      <text:p text:style-name="P6">Cioè, si potrebbe considerare l'utilizzo della distanza alla parola 'bene' come misura di 'bene'. Questo</text:p>
      <text:p text:style-name="P6">ha senso considerando la relazione synset di WordNet è rappresentare somiglianza di significato, e</text:p>
      <text:p text:style-name="P6">il nostro MPL è una generalizzazione semplice del rapporto synset.</text:p>
      <text:p text:style-name="P6">La figura 1 mostra le lunghezze minimal-percorso di una selezione di aggettivi per l'aggettivo 'buono' a base</text:p>
      <text:p text:style-name="P6">sul database WordNet.</text:p>
      <text:p text:style-name="P6">1</text:p>
      <text:p text:style-name="P6">Ispezione di una nuvola di parole ci dà una certa fiducia nell'uso</text:p>
      <text:p text:style-name="P6">di MPL come misura per similarità di significato. Si noti che non pretendiamo che i <text:soft-page-break/>valori ottenuti in</text:p>
      <text:p text:style-name="P6">in questo modo sono una scala precisa per i gradi di bontà di misurazione. Piuttosto, abbiamo solo aspettiamo una relazione debole</text:p>
      <text:p text:style-name="P6">tra le parole usate per esprimere un parere positivo e la loro distanza a parole come 'buono'.</text:p>
      <text:p text:style-name="P6">Tuttavia, ulteriori esperimenti rivelano subito che questa relazione è molto debole in effetti. Si scopre</text:p>
      <text:p text:style-name="P6">che la somiglianza di significato indebolisce notevolmente rapido. Un esempio lampante di questo è che abbiamo anche</text:p>
      <text:p text:style-name="P6">scoprire che 'buono' e 'cattivo' si sono strettamente correlati in WordNet.</text:p>
      <text:p text:style-name="P6"><text:span text:style-name="T5">Osservazione 2</text:span> <text:span text:style-name="T4">Esiste un 5-lunga sequenza</text:span> &lt;buona, il suono, pesante, grande, <text:span text:style-name="T4">cattivo&gt;.</text:span> <text:span text:style-name="T4">Quindi, abbiamo che</text:span></text:p>
      <text:p text:style-name="P6">MPL (buono, cattivo) = <text:span text:style-name="T4">4.</text:span></text:p>
      <text:p text:style-name="P6">1</text:p>
      <text:p text:style-name="P6">Per essere più precisi: sono tutti aggettivi w con MPL (buono, w) ≤ 2 e la parola di familiarità o polisemia contano ≥ 2.</text:p>
      <text:p text:style-name="Horizontal_20_Line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1"><text:bookmark text:name="4"/>Page 4</text:p>
          </table:table-cell>
        </table:table-row>
      </table:table>
      <text:p text:style-name="P6">Figura 1: Parte del database WordNet dal punto vista di aggettivo 'buono'. I bordi sono synset</text:p>
      <text:p text:style-name="P6">rapporti, i nodi sono collegati solo da un percorso più breve.</text:p>
      <text:p text:style-name="P6">Figura 2: I MPL di aggettivi a 'buono' e 'cattivo'. I nodi sono collegati da bordi di lunghezza corri-</text:p>
      <text:p text:style-name="P6">dente alla MPL.</text:p>
      <text:p text:style-name="P6">Figura 3: I valori assegnati dalla funzione EVA.</text:p>
      <text:p text:style-name="Horizontal_20_Line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1"><text:bookmark text:name="5"/>Page 5</text:p>
          </table:table-cell>
        </table:table-row>
      </table:table>
      <text:p text:style-name="P6">Anche se 'buono' e 'cattivo' sono gli aggettivi opposto significato: sono contrari, sono ancora</text:p>
      <text:p text:style-name="P6">strettamente connessi dalla relazione sinonimia.</text:p>
      <text:p text:style-name="P6">2</text:p>
      <text:p text:style-name="P6">Come risultato di questo, dobbiamo interrogare seriamente se la</text:p>
      <text:p text:style-name="P6">relazionalità alla parola 'buono' è una misura di 'bontà' dal momento che qualsiasi parola relativa a 'buono' è al massimo</text:p>
      <text:p text:style-name="P6">un po 'meno vicino legati a' male. '</text:p>
      <text:p text:style-name="P6"><text:span text:style-name="T5">Osservazione 3</text:span> <text:span text:style-name="T4">Per ogni w, se</text:span> MPL (buono, w) = <text:span text:style-name="T4">n, allora</text:span> n - 4 ≤ MPL (male, w) ≤ n + <text:span text:style-name="T4">4.</text:span></text:p>
      <text:p text:style-name="P6"><text:soft-page-break/>Ci sembra di essere in un vicolo cieco: il database WordNet ci dà somiglianza di significato per la sua synset</text:p>
      <text:p text:style-name="P6">relazione, ma la sua generalizzazione MPL non riesce a fornire una misura generale di una coincidenza</text:p>
      <text:p text:style-name="P6">di significato.</text:p>
      <text:p text:style-name="P6">A questo punto diverse strategie si presentano. Potremmo sostenere che, nonostante l'osservazione 3, noi</text:p>
      <text:p text:style-name="P6">può ancora aspettare qualche correlazione tra il parere espresso in un testo, e (una versione raffinata di) una</text:p>
      <text:p text:style-name="P6">misura di distanza come MPL. Qui, si perseguire una strategia alternativa basata sul fatto che ogni parola</text:p>
      <text:p text:style-name="P6">che è legato al l'aggettivo 'buono' è anche legato all'aggettivo 'cattivo' (e <text:span text:style-name="T4">viceversa).</text:span> Cioè, noi</text:p>
      <text:p text:style-name="P6">userà osservazione 3 a nostro vantaggio.</text:p>
      <text:p text:style-name="P6">Per ogni parola, si può considerare non solo la distanza più breve per 'buono', ma anche la distanza più breve</text:p>
      <text:p text:style-name="P6">al contrario 'cattivo'. La figura 2 mostra le lunghezze minimal-percorso di parole per entrambi gli aggettivi 'buono'</text:p>
      <text:p text:style-name="P6">e 'male.'</text:p>
      <text:p text:style-name="P6">3</text:p>
      <text:p text:style-name="P6">Ispezione rivela che le parole ben si raggruppano in gruppi a seconda del percorso- minima</text:p>
      <text:p text:style-name="P6">lunghezze di 'buono' e 'cattivo'. In breve, questo tipo di grafici sembra risuonare a stretto contatto con un fondo</text:p>
      <text:p text:style-name="P6">fattore valutativo (almeno, molto meglio di grafici basati su una misura singola distanza tale figura 1).</text:p>
      <text:p text:style-name="P6">Cerchiamo di concretizzare questa impressione definendo una funzione TRI tre tesi che misura la</text:p>
      <text:p text:style-name="P6">distanza relativa di una parola di due parole di riferimento.</text:p>
      <text:p text:style-name="P6"><text:span text:style-name="T5">Definizione 3</text:span> <text:span text:style-name="T4">Definiamo una funzione</text:span> TRI <text:span text:style-name="T4">parziale</text:span> w</text:p>
      <text:p text:style-name="P6">Io</text:p>
      <text:p text:style-name="P6"><text:span text:style-name="T4">,</text:span> W</text:p>
      <text:p text:style-name="P6">j</text:p>
      <text:p text:style-name="P6"><text:span text:style-name="T4">E</text:span> w</text:p>
      <text:p text:style-name="P6">k</text:p>
      <text:p text:style-name="P6"><text:span text:style-name="T4">(Con</text:span> w</text:p>
      <text:p text:style-name="P6">j</text:p>
      <text:p text:style-name="P6"><text:soft-page-break/>= W</text:p>
      <text:p text:style-name="P6">k</text:p>
      <text:p text:style-name="P9">) Come</text:p>
      <text:p text:style-name="P6">TRI (w</text:p>
      <text:p text:style-name="P6">Io</text:p>
      <text:p text:style-name="P6">; W</text:p>
      <text:p text:style-name="P6">j</text:p>
      <text:p text:style-name="P6">, W</text:p>
      <text:p text:style-name="P6">k</text:p>
      <text:p text:style-name="P6">) =</text:p>
      <text:p text:style-name="P6">MPL (w</text:p>
      <text:p text:style-name="P6">Io</text:p>
      <text:p text:style-name="P6">, W</text:p>
      <text:p text:style-name="P6">k</text:p>
      <text:p text:style-name="P6">) - MPL (w</text:p>
      <text:p text:style-name="P6">Io</text:p>
      <text:p text:style-name="P6">, W</text:p>
      <text:p text:style-name="P6">j</text:p>
      <text:p text:style-name="P6">)</text:p>
      <text:p text:style-name="P6">MPL (w</text:p>
      <text:p text:style-name="P6">k</text:p>
      <text:p text:style-name="P6">, W</text:p>
      <text:p text:style-name="P6">j</text:p>
      <text:p text:style-name="P6">)</text:p>
      <text:p text:style-name="P6"><text:span text:style-name="T4">Se uno qualsiasi di</text:span> MPL (w</text:p>
      <text:p text:style-name="P6">Io</text:p>
      <text:p text:style-name="P6">, W</text:p>
      <text:p text:style-name="P6">j</text:p>
      <text:p text:style-name="P6"><text:span text:style-name="T4">),</text:span> MPL (w</text:p>
      <text:p text:style-name="P6">Io</text:p>
      <text:p text:style-name="P6">, W</text:p>
      <text:p text:style-name="P6">k</text:p>
      <text:p text:style-name="P6"><text:span text:style-name="T4">), O</text:span> MPL (w</text:p>
      <text:p text:style-name="P6">k</text:p>
      <text:p text:style-name="P6">, W</text:p>
      <text:p text:style-name="P6">j</text:p>
      <text:p text:style-name="P6">) <text:span text:style-name="T4">È definito, allora</text:span> TRI (w</text:p>
      <text:p text:style-name="P6"><text:soft-page-break/>Io</text:p>
      <text:p text:style-name="P6">; W</text:p>
      <text:p text:style-name="P6">j</text:p>
      <text:p text:style-name="P6">, W</text:p>
      <text:p text:style-name="P6">k</text:p>
      <text:p text:style-name="P6">) <text:span text:style-name="T4">È indefinito.</text:span></text:p>
      <text:p text:style-name="P6">Si calcola la funzione TRI basato su due parole di riferimento (w</text:p>
      <text:p text:style-name="P6">j</text:p>
      <text:p text:style-name="P6">e w</text:p>
      <text:p text:style-name="P6">k</text:p>
      <text:p text:style-name="P6">nel significato 3). La massima</text:p>
      <text:p text:style-name="P6">differenza di lunghezza minima-percorso dei due parole di riferimento dipende dalla MPL dei due riferimento</text:p>
      <text:p text:style-name="P6">Parole riferi- (di osservazione 3). Pertanto, si divide la differenza dalla MPL dei due riferimento</text:p>
      <text:p text:style-name="P6">parole, ottenendo un valore nell'intervallo [-1,1]. In particolare, noi saremo interessati alla funzione parziale</text:p>
      <text:p text:style-name="P6">TRI istanziato per le parole di riferimento 'buono' e 'cattivo'. Ricordiamo che queste due parole corrispondono a</text:p>
      <text:p text:style-name="P6">Fattore valutativo di Osgood.</text:p>
      <text:p text:style-name="P6"><text:span text:style-name="T5">Definizione 4</text:span> <text:span text:style-name="T4">Definiamo una funzione parziale</text:span> EVA <text:span text:style-name="T4">di</text:span> w <text:span text:style-name="T4">come</text:span> EVA (w) = TRI (w, buono, <text:span text:style-name="T4">cattivo).</text:span></text:p>
      <text:p text:style-name="P6">Ora abbiamo che ogni parola, a condizione che sia legato alle aggettivi 'buono' e 'cattivo', sarà assegnato</text:p>
      <text:p text:style-name="P6">un valore compreso tra -1 (per parole sul lato 'cattivo' del lessico) a 1 (per parole sul lato 'buona'</text:p>
      <text:p text:style-name="P6">del lessico). La Figura 3 mostra come la funzione EVA assegna valori basati sulle lunghezze minimal-percorso</text:p>
      <text:p text:style-name="P6">da aggettivi 'buono' e 'cattivo'.</text:p>
      <text:p text:style-name="P6">Ad esempio, utilizzando WordNet oggi troviamo le seguenti misure:</text:p>
      <text:p text:style-name="P10">• <text:span text:style-name="T1">EVA (corretto) = TRI (corretto, buono, cattivo) =</text:span></text:p>
      <text:p text:style-name="P6">MPL (corretta, cattivo) -MPL (corretto, buono)</text:p>
      <text:p text:style-name="P6">MPL (buono, cattivo)</text:p>
      <text:p text:style-name="P6">=</text:p>
      <text:p text:style-name="P6">6-2</text:p>
      <text:p text:style-name="P6">4</text:p>
      <text:p text:style-name="P6">= 1,</text:p>
      <text:p text:style-name="P10"><text:soft-page-break/>• <text:span text:style-name="T1">EVA (pulito) =</text:span></text:p>
      <text:p text:style-name="P6">3-3</text:p>
      <text:p text:style-name="P6">4</text:p>
      <text:p text:style-name="P6">= 0,</text:p>
      <text:p text:style-name="P10">• <text:span text:style-name="T1">EVA (nobile) =</text:span></text:p>
      <text:p text:style-name="P6">5-4</text:p>
      <text:p text:style-name="P6">4</text:p>
      <text:p text:style-name="P6">= 0.25,</text:p>
      <text:p text:style-name="P6">2</text:p>
      <text:p text:style-name="P6">Anche se questo è forse notevole, non è dovuto ad un errore nel database WordNet (esistono parecchie vie</text:p>
      <text:p text:style-name="P6">lunghezza 5). Parte della spiegazione sembra essere l'ampia applicabilità di questi due aggettivi (WordNet ha 14 sensi di cattivo</text:p>
      <text:p text:style-name="P6">e 25 sensi di buono). Pensate al piccolo problema mondo predire distanza media di 6 tra le persone arbitrarie (Milgram,</text:p>
      <text:p text:style-name="P6">1967).</text:p>
      <text:p text:style-name="P6">3</text:p>
      <text:p text:style-name="P6">Per essere più precisi: sono tutti aggettivi w con MPL (buono, w) ≤ 3 o MPL (male, w) ≤ 3, e la familiarità con la parola</text:p>
      <text:p text:style-name="P6">o contare polisemia ≥ 2.</text:p>
      <text:p text:style-name="Horizontal_20_Line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11"><text:bookmark text:name="6"/>Pagina 6</text:p>
          </table:table-cell>
        </table:table-row>
      </table:table>
      <text:p text:style-name="P10">• <text:span text:style-name="T1">EVA (buono) =</text:span></text:p>
      <text:p text:style-name="P6">4-0</text:p>
      <text:p text:style-name="P6">4</text:p>
      <text:p text:style-name="P6">= 1, e</text:p>
      <text:p text:style-name="P10">• <text:span text:style-name="T1">EVA (male) =</text:span></text:p>
      <text:p text:style-name="P6">0-4</text:p>
      <text:p text:style-name="P6">4</text:p>
      <text:p text:style-name="P6">= -1.</text:p>
      <text:p text:style-name="P6">Si noti che non pretendiamo che la funzione di EVA assegna una misura precisa del 'bene' o 'cattiveria'</text:p>
      <text:p text:style-name="P6">di singole parole (se una cosa è possibile). Piuttosto, possiamo solo aspettarci che ci permette di</text:p>
      <text:p text:style-name="P6">distinguere tra le parole che vengono utilizzate principalmente per aver espresso opinioni positive (valori vicini</text:p>
      <text:p text:style-name="P6">a 1), o per aver espresso opinioni negative (valori vicino a -1), o per le parole neutre <text:soft-page-break/>(valori intorno a 0).</text:p>
      <text:p text:style-name="P6">Ricordiamo che EVA è una funzione parziale che viene definito per parole che sono estranei a aggettivi</text:p>
      <text:p text:style-name="P6">'Buono' e 'cattivo'. L'estraneità di tali parole è un segno che sono indifferenti per la valutazione</text:p>
      <text:p text:style-name="P6">il fattore valutativo. Cioè, le parole non collegate può essere considerato come neutro per la funzione di EVA. Noi</text:p>
      <text:p text:style-name="P6">completerà la funzione EVA parziale in proprio in questo modo, e definire una funzione completa EVA</text:p>
      <text:p text:style-name="P10">⋆</text:p>
      <text:p text:style-name="P6">che</text:p>
      <text:p text:style-name="P6">restituisce un valore per qualsiasi parola arbitraria.</text:p>
      <text:p text:style-name="P6">4</text:p>
      <text:p text:style-name="P6"><text:span text:style-name="T5">Definizione 5</text:span> <text:span text:style-name="T4">La funzione</text:span> EVA</text:p>
      <text:p text:style-name="P10">⋆</text:p>
      <text:p text:style-name="P9">è definita come segue:</text:p>
      <text:p text:style-name="P6">EVA</text:p>
      <text:p text:style-name="P10">⋆</text:p>
      <text:p text:style-name="P6">(W) =</text:p>
      <text:p text:style-name="P6">{</text:p>
      <text:p text:style-name="P6">EVA (w) <text:span text:style-name="T4">se definita</text:span></text:p>
      <text:p text:style-name="P6">0</text:p>
      <text:p text:style-name="P9">se undefined</text:p>
      <text:p text:style-name="P6">Ricordiamo che ci sono principalmente interessati a valutare unità testuali più grandi. Una aggregazione semplice</text:p>
      <text:p text:style-name="P6">procedura è quello di visualizzare un testo come un sacchetto di parole, valutare ciascuno una queste singole parole, e semplicemente aggiungere fino</text:p>
      <text:p text:style-name="P6">i loro punteggi. Leggermente abusare nostra notazione, noi generalizzare l'EVA</text:p>
      <text:p text:style-name="P10">⋆</text:p>
      <text:p text:style-name="P6">funzione da applicare arbitrariamente</text:p>
      <text:p text:style-name="P6">sequenze di parole.</text:p>
      <text:p text:style-name="P6"><text:span text:style-name="T5">Definizione 6</text:span> <text:span text:style-name="T4">Sia</text:span> &lt;w</text:p>
      <text:p text:style-name="P6">1</text:p>
      <text:p text:style-name="P6">, ..., W</text:p>
      <text:p text:style-name="P6">n</text:p>
      <text:p text:style-name="P6">&gt; <text:span text:style-name="T4">Essere un sacchetto di parole.</text:span> <text:span text:style-name="T4">Definiamo la funzione</text:span> EVA</text:p>
      <text:p text:style-name="P10">⋆</text:p>
      <text:p text:style-name="P9">come segue:</text:p>
      <text:p text:style-name="P6"><text:soft-page-break/>EVA</text:p>
      <text:p text:style-name="P10">⋆</text:p>
      <text:p text:style-name="P6">(&lt;W</text:p>
      <text:p text:style-name="P6">1</text:p>
      <text:p text:style-name="P6">, ..., W</text:p>
      <text:p text:style-name="P6">n</text:p>
      <text:p text:style-name="P6">&gt;) =</text:p>
      <text:p text:style-name="P6">n</text:p>
      <text:p text:style-name="P6">Σ</text:p>
      <text:p text:style-name="P6">i = 1</text:p>
      <text:p text:style-name="P6">EVA</text:p>
      <text:p text:style-name="P10">⋆</text:p>
      <text:p text:style-name="P6">(W</text:p>
      <text:p text:style-name="P6">Io</text:p>
      <text:p text:style-name="P6">)</text:p>
      <text:p text:style-name="P6">Ora abbiamo una funzione EVA</text:p>
      <text:p text:style-name="P10">⋆</text:p>
      <text:p text:style-name="P6">che ci dà un valore per qualsiasi testo arbitrario. L'interpretazione esatta</text:p>
      <text:p text:style-name="P6">di questo valore non è immediatamente chiaro, perché dipende da quanto bene le nostre catture operatività</text:p>
      <text:p text:style-name="P6">il concetto di senso abbiamo deciso di misurare (che non è stato definito in modo molto preciso per cominciare).</text:p>
      <text:p text:style-name="P6">Sebbene EVA</text:p>
      <text:p text:style-name="P10">⋆</text:p>
      <text:p text:style-name="P6">funzione produce un valore specifico, saremo lieti di usarlo come un numero ordinale grana grossa</text:p>
      <text:p text:style-name="P6">scala. Ad esempio, classificando testo come positivo, neutro o negativo, a seconda del segno del</text:p>
      <text:p text:style-name="P6">EVA</text:p>
      <text:p text:style-name="P10">⋆</text:p>
      <text:p text:style-name="P6">funzione.</text:p>
      <text:p text:style-name="P8">4 Attuazione e valutazione</text:p>
      <text:p text:style-name="P6">Nella sezione precedente, abbiamo definito una funzione EVA</text:p>
      <text:p text:style-name="P10">⋆</text:p>
      <text:p text:style-name="P6">che dà una misura del fattore valutativo</text:p>
      <text:p text:style-name="P6">di significato espresso in un testo. Per applicare questa misura, in pratica, ci richiederebbe di calcolare un grande</text:p>
      <text:p text:style-name="P6">numero di minimo percorso lunghezze tra le parole (ricordare la definizione di EVA</text:p>
      <text:p text:style-name="P10"><text:soft-page-break/>⋆</text:p>
      <text:p text:style-name="P6">in termini di TRI e</text:p>
      <text:p text:style-name="P6">MPL). Calcolo di un gran numero di minimi percorso lunghezze è affatto banale in una grande rete come il</text:p>
      <text:p text:style-name="P6">Database di WordNet. Tanto più che molte parole non saranno correlati alle aggettivi 'buono' e 'cattivo',</text:p>
      <text:p text:style-name="P6">che è il caso più difficile da stabilire. Per rendere questo problema fattibile, compiliamo elenchi di parole correlate</text:p>
      <text:p text:style-name="P6">a 'buono' e 'cattivo', o fino ad un determinato MPL, o tutte le parole legate. Le parole non si verificano in questa lista</text:p>
      <text:p text:style-name="P6">avere EVA</text:p>
      <text:p text:style-name="P10">⋆</text:p>
      <text:p text:style-name="P6">valore pari a zero, e può essere tranquillamente ignorato.</text:p>
      <text:p text:style-name="P6">A questo scopo, abbiamo implementato una serie di script che possono efficacemente generare parole correlate</text:p>
      <text:p text:style-name="P6">dalla loro MPL. Lo script inizia con una particolare parola (come 'buono') e genera ricorsivamente tutti</text:p>
      <text:p text:style-name="P6">sinonimi, filtrandolo via parole che ha incontrato in precedenza. Cioè, si comincia con una particolare parola</text:p>
      <text:p text:style-name="P6">w (cioè, con il minimo percorso di lunghezza zero a sé), quindi generare tutte le parole w</text:p>
      <text:p text:style-name="P6">Io</text:p>
      <text:p text:style-name="P6">con MPL (w, w</text:p>
      <text:p text:style-name="P6">Io</text:p>
      <text:p text:style-name="P6">) = 1,</text:p>
      <text:p text:style-name="P6">4</text:p>
      <text:p text:style-name="P6">Per essere più precisi, a seguito WordNet usiamo la relazione synset solo per le parole con la stessa parte del discorso (sostantivi,</text:p>
      <text:p text:style-name="P6">aggettivi, verbi, avverbi), e prendere in considerazione solo gli aggettivi per EVA e EVA</text:p>
      <text:p text:style-name="P10">⋆</text:p>
      <text:p text:style-name="P6">. Cioè, l'EVA</text:p>
      <text:p text:style-name="P10">⋆</text:p>
      <text:p text:style-name="P6">di un verbo o sostantivo è zero.</text:p>
      <text:p text:style-name="Horizontal_20_Line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11"><text:bookmark text:name="7"/>Pagina 7</text:p>
          </table:table-cell>
        </table:table-row>
      </table:table>
      <text:p text:style-name="P6">poi con MPL (w, w</text:p>
      <text:p text:style-name="P6">Io</text:p>
      <text:p text:style-name="P6"><text:soft-page-break/>) = 2, eccetera, fino a quando gli scarichi di ricerca, o fino a raggiungere un valore massimo</text:p>
      <text:p text:style-name="P6">di MPL. Lo script ha un argomento aggiuntivo che ci permette di ignorare le parole con un basso polisemia</text:p>
      <text:p text:style-name="P6">contare. Eseguendo questo script su due parole correlate (come 'buono' e 'cattivo'), avremo determinato</text:p>
      <text:p text:style-name="P6">le minime percorso lunghezze necessarie per il calcolo del peso di tutte le parole legate. La lista risultante</text:p>
      <text:p text:style-name="P6">parole rating possono essere memorizzati in un file per uso futuro.</text:p>
      <text:p text:style-name="P6">In particolare, siamo in grado di eseguire questi script in modo esauriente sui aggettivi 'buono' e 'cattivo'. Come si è visto,</text:p>
      <text:p text:style-name="P6">questo genera un elenco di aggettivi 5410 (o un componente in termini grafico-teorica).</text:p>
      <text:p text:style-name="P6"><text:span text:style-name="T5">Osservazione 4</text:span> <text:span text:style-name="T4">L'insieme di parole che sono</text:span> n <text:span text:style-name="T4">-related per gli aggettivi 'buono' e 'cattivo' (per qualche n)</text:span></text:p>
      <text:p text:style-name="P6"><text:span text:style-name="T4">si compone di</text:span> 5410 <text:span text:style-name="T4">aggettivi.</text:span></text:p>
      <text:p text:style-name="P6">Il cluster aggettivo che 'buono' e 'cattivo' risiedere, contiene il 25% degli aggettivi nel WordNet</text:p>
      <text:p text:style-name="P6">database.</text:p>
      <text:p text:style-name="P6">5</text:p>
      <text:p text:style-name="P6">Per ognuna di queste parole, possiamo assegnare un peso corrispondente al fattore valutativo</text:p>
      <text:p text:style-name="P6">cioè: la funzione EVA assegna un valore nell'intervallo [-1,1], con valori positivi per le parole sulla</text:p>
      <text:p text:style-name="P6">il lato 'buono' e valori negativi per le parole sul lato 'cattivo'. Si noti che questo elenco esaustivo sarà</text:p>
      <text:p text:style-name="P6">completamente determinare l'EVA</text:p>
      <text:p text:style-name="P10">⋆</text:p>
      <text:p text:style-name="P6">Funzione: tutte le non parole di questo elenco dovranno EVA</text:p>
      <text:p text:style-name="P10">⋆</text:p>
      <text:p text:style-name="P6">valore zero. Questo</text:p>
      <text:p text:style-name="P6">ci permette di calcolare in modo efficiente l'EVA</text:p>
      <text:p text:style-name="P10">⋆</text:p>
      <text:p text:style-name="P6">funzione di un testo.</text:p>
      <text:p text:style-name="P6">L'elenco completo degli aggettivi relativi a 'buono' e 'cattivo' è anche utile a sé stante. Possiamo usare</text:p>
      <text:p text:style-name="P6">tali elenchi anche per un'ulteriore valutazione delle misure realizzate. In particolare, si può sospettare che ci sia</text:p>
      <text:p text:style-name="P6"><text:soft-page-break/>una polarizzazione verso uno degli aggettivi bipolari, semplicemente il numero di parole nel database WordNet.</text:p>
      <text:p text:style-name="P6">Questo non è improbabile considerando che il database WordNet dà 35 sinonimi l'aggettivo 'buono',</text:p>
      <text:p text:style-name="P6">ea soli 15 sinonimi di 'cattivo'. Utilizzando l'elenco completo di tutti i 5410 aggettivi relativi a 'buono' e</text:p>
      <text:p text:style-name="P6">'Cattivo', possiamo semplicemente sommare il valore assegnato a ogni parola. Ricordiamo che questi valori vanno da -1 a</text:p>
      <text:p text:style-name="P6">1, per cui se la quantità di parole positive e negative sono completamente bilanciati, il totale sarà</text:p>
      <text:p text:style-name="P6">a zero, rendendo il valore medio assegnato a una parola di zero pure. Si scopre che il punteggio totale più di 5410</text:p>
      <text:p text:style-name="P6">parole è -48,25, ottenendo un valore medio di</text:p>
      <text:p text:style-name="P6">-48,25</text:p>
      <text:p text:style-name="P6">5410</text:p>
      <text:p text:style-name="P6">= -0,0089.</text:p>
      <text:p text:style-name="P6">6</text:p>
      <text:p text:style-name="P6">Questo è soltanto una deviazione marginali, così</text:p>
      <text:p text:style-name="P6">possiamo concludere che l'elenco delle parole è ben equilibrata tra le due parole opposte. Alla luce</text:p>
      <text:p text:style-name="P6">la somiglianza della struttura del database WordNet alla memoria lessicale umana, questa scoperta aumenta la nostra</text:p>
      <text:p text:style-name="P6">fiducia che l'EVA</text:p>
      <text:p text:style-name="P10">⋆</text:p>
      <text:p text:style-name="P6">misura è corrispondente ad un aspetto valutativo di significato. Ciò si riferisce a</text:p>
      <text:p text:style-name="P6">uno dei problemi lasciati irrisolti in Osgood et al. (1957, p.327).</text:p>
      <text:p text:style-name="P6">Uno dei più difficili problemi metodologici che abbiamo affrontato, senza successo finora, è quello di dimostrare che</text:p>
      <text:p text:style-name="P6">le condizioni polari che ora usiamo sono veri opposti psicologici, cioè, cadono a distanze uguali dall'origine del</text:p>
      <text:p text:style-name="P6">spazio semantico e in direzioni opposte lungo una retta passante per l'origine.</text:p>
      <text:p text:style-name="P6">Quasi mezzo secolo dopo, la nostra misura basata sul database WordNet fornisce alcune evi- indiretta</text:p>
      <text:p text:style-name="P6">fiducia per questo.</text:p>
      <text:p text:style-name="P6">7</text:p>
      <text:p text:style-name="P6">In questo senso, il nostro lavoro può essere visto anche come una valutazione parziale di originale di Osgood</text:p>
      <text:p text:style-name="P6">tecnica del differenziale semantico.</text:p>
      <text:p text:style-name="P6"><text:soft-page-break/>Lo stesso insieme di script ci permette anche di compilare liste per gli altri fattori di significato. Per Osgood di</text:p>
      <text:p text:style-name="P6">fattore di potenza, l'operatività prototipo utilizza gli aggettivi 'forte' e 'debole.' Come</text:p>
      <text:p text:style-name="P6">Risulta, 'forte' e 'debole' sono contrari a WordNet, ma anche legati dalla relazione sinonimia.</text:p>
      <text:p text:style-name="P6"><text:span text:style-name="T5">Osservazione 5</text:span> MPL (forte, debole) = 6</text:p>
      <text:p text:style-name="P6">Possiamo definire una funzione POT</text:p>
      <text:p text:style-name="P10">⋆</text:p>
      <text:p text:style-name="P6">come segue:</text:p>
      <text:p text:style-name="P6">5</text:p>
      <text:p text:style-name="P6">La nostra versione di WordNet, 1.7, ha 21.365 aggettivi (ad esempio, quando il conteggio stringhe uniche), in modo che il gruppo circostante 'buono'</text:p>
      <text:p text:style-name="P6">e 'cattivo' è 25.32% della raccolta totale di aggettivi. Generare l'elenco esaustivo per gli aggettivi 'buono' e 'cattivo' prende</text:p>
      <text:p text:style-name="P6">6 minuti e 19 secondi su un Pentium III 800Mhz con 512 MB ​​di memoria con Red Hat Linux 7.0.</text:p>
      <text:p text:style-name="P6">6</text:p>
      <text:p text:style-name="P6">Forse possiamo rendere questo più chiaro stimando il numero di parole con il segno 'sbagliato'. Dal parole negative</text:p>
      <text:p text:style-name="P6">intervallo da -1 a 0, il peso medio di una parola negativa è -0.5. Quindi possiamo stimare l'eccesso di parole negative per essere</text:p>
      <text:p text:style-name="P6">-48,25</text:p>
      <text:p text:style-name="P6">-0.5</text:p>
      <text:p text:style-name="P6">= 96.5 parole, che è 1,78% del numero totale di parole nella lista. Ciò equivale a lanciare il segno di 48 parole</text:p>
      <text:p text:style-name="P6">nella lista.</text:p>
      <text:p text:style-name="P6">7</text:p>
      <text:p text:style-name="P6">Almeno, questo sembra essere il caso per la lingua inglese, non è chiaro se vi sono differenze significative in altri</text:p>
      <text:p text:style-name="P6">lingue o culture. Questo potrebbe essere indagata con le versioni multilingue di EuroWordNet (Vossen, 1998).</text:p>
      <text:p text:style-name="Horizontal_20_Line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11"><text:bookmark text:name="8"/>Pagina 8</text:p>
          </table:table-cell>
        </table:table-row>
      </table:table>
      <text:p text:style-name="P6"><text:span text:style-name="T5">Definizione 7</text:span> <text:span text:style-name="T4">La funzione</text:span> POT</text:p>
      <text:p text:style-name="P10">⋆</text:p>
      <text:p text:style-name="P6"><text:span text:style-name="T4">di una parola</text:span> w <text:span text:style-name="T4">è definito come segue:</text:span></text:p>
      <text:p text:style-name="P6">POT</text:p>
      <text:p text:style-name="P10">⋆</text:p>
      <text:p text:style-name="P6"><text:soft-page-break/>(W) =</text:p>
      <text:p text:style-name="P6">{</text:p>
      <text:p text:style-name="P6">TRI (w, forte, debole) <text:span text:style-name="T4">se definiti</text:span></text:p>
      <text:p text:style-name="P6">0</text:p>
      <text:p text:style-name="P9">altrimenti</text:p>
      <text:p text:style-name="P6"><text:span text:style-name="T4">Lasciate</text:span> &lt;w</text:p>
      <text:p text:style-name="P6">1</text:p>
      <text:p text:style-name="P6">, ..., W</text:p>
      <text:p text:style-name="P6">n</text:p>
      <text:p text:style-name="P6">&gt; <text:span text:style-name="T4">Essere un sacchetto di parole.</text:span> <text:span text:style-name="T4">Definiamo la funzione</text:span> POT</text:p>
      <text:p text:style-name="P10">⋆</text:p>
      <text:p text:style-name="P6"><text:span text:style-name="T4">di una tupla</text:span> &lt;w</text:p>
      <text:p text:style-name="P6">1</text:p>
      <text:p text:style-name="P6">, ..., W</text:p>
      <text:p text:style-name="P6">n</text:p>
      <text:p text:style-name="P6">&gt; <text:span text:style-name="T4">Come:</text:span></text:p>
      <text:p text:style-name="P6">POT</text:p>
      <text:p text:style-name="P10">⋆</text:p>
      <text:p text:style-name="P6">(&lt;W</text:p>
      <text:p text:style-name="P6">1</text:p>
      <text:p text:style-name="P6">, ..., W</text:p>
      <text:p text:style-name="P6">n</text:p>
      <text:p text:style-name="P6">&gt;) =</text:p>
      <text:p text:style-name="P6">n</text:p>
      <text:p text:style-name="P6">Σ</text:p>
      <text:p text:style-name="P6">i = 1</text:p>
      <text:p text:style-name="P6">POT</text:p>
      <text:p text:style-name="P10">⋆</text:p>
      <text:p text:style-name="P6">(W</text:p>
      <text:p text:style-name="P6">Io</text:p>
      <text:p text:style-name="P6">)</text:p>
      <text:p text:style-name="P6">Il terzo fattore principale di significato, fattore di attività di Osgood, è di solito reso operativo con i due</text:p>
      <text:p text:style-name="P6">aggettivi 'attivo' e 'passivo'. Anche in questo caso, gli aggettivi 'attivo' e 'passivo' sono contrari a WordNet, ma</text:p>
      <text:p text:style-name="P6">anche legate dalla relazione sinonimia</text:p>
      <text:p text:style-name="P6"><text:span text:style-name="T5">Osservazione 6</text:span> MPL (attiva, passiva) = 12</text:p>
      <text:p text:style-name="P6">Definiamo una funzione ACT</text:p>
      <text:p text:style-name="P10"><text:soft-page-break/>⋆</text:p>
      <text:p text:style-name="P6">proprio come EVA</text:p>
      <text:p text:style-name="P10">⋆</text:p>
      <text:p text:style-name="P6">e POT</text:p>
      <text:p text:style-name="P10">⋆</text:p>
      <text:p text:style-name="P6">ma ora con le parole di riferimento "attivo '</text:p>
      <text:p text:style-name="P6">e 'passivo'. In particolare, useremo il TRI (w, attiva, passiva) funzione ottenendo un valore di 1 per</text:p>
      <text:p text:style-name="P6">ACT</text:p>
      <text:p text:style-name="P10">⋆</text:p>
      <text:p text:style-name="P6">(Attiva), e -1 per ACT</text:p>
      <text:p text:style-name="P10">⋆</text:p>
      <text:p text:style-name="P6">(Passiva).</text:p>
      <text:p text:style-name="P6">Simile al fattore valutativo, la nostra serie di script genera liste di tutti aggettivi correlati per la</text:p>
      <text:p text:style-name="P6">potenza e l'attività fattori. Indagare queste tre liste, scopriamo subito le seguenti,</text:p>
      <text:p text:style-name="P6">scoperta notevole.</text:p>
      <text:p text:style-name="P6"><text:span text:style-name="T5">Osservazione 7</text:span> <text:span text:style-name="T4">Tutte e tre le liste corrispondenti alle</text:span> EVA</text:p>
      <text:p text:style-name="P10">⋆</text:p>
      <text:p text:style-name="P6"><text:span text:style-name="T4">,</text:span> POT</text:p>
      <text:p text:style-name="P10">⋆</text:p>
      <text:p text:style-name="P6"><text:span text:style-name="T4">E</text:span> ACT</text:p>
      <text:p text:style-name="P10">⋆</text:p>
      <text:p text:style-name="P9">Funzioni singolo-out lo stesso</text:p>
      <text:p text:style-name="P6"><text:span text:style-name="T4">grappolo di</text:span> 5410 <text:span text:style-name="T4">aggettivi relativi a WordNet.</text:span></text:p>
      <text:p text:style-name="P6">Questo gruppo di parole sembra avere uno status speciale: contiene tutti i modificatori più importanti utilizzati per</text:p>
      <text:p text:style-name="P6">esprimere emotivo o affettivo intenzionati ad utilizzare il nostro slogan, si tratta di "parole con atteggiamento." Anche se</text:p>
      <text:p text:style-name="P6">le tre misure utilizzano lo stesso insieme di parole, la distribuzione dei pesi è radicalmente diverso. Queste</text:p>
      <text:p text:style-name="P6">pesi per ciascuna delle tre misure è calcolata da diverse parole, dando luogo a diversi mini</text:p>
      <text:p text:style-name="P6">mal percorso lunghezze, e valori così diversi. Ad esempio, troviamo che</text:p>
      <text:p text:style-name="P10">• <text:span text:style-name="T1">EVA</text:span></text:p>
      <text:p text:style-name="P10">⋆</text:p>
      <text:p text:style-name="P6">(Corretto) = 1.00;</text:p>
      <text:p text:style-name="P10">• <text:span text:style-name="T1">POT</text:span></text:p>
      <text:p text:style-name="P10">⋆</text:p>
      <text:p text:style-name="P6"><text:soft-page-break/>(Corretto) = 0,50; e</text:p>
      <text:p text:style-name="P10">• <text:span text:style-name="T1">ACT</text:span></text:p>
      <text:p text:style-name="P10">⋆</text:p>
      <text:p text:style-name="P6">(Corretto) = 0,09.</text:p>
      <text:p text:style-name="P6">La nostra ricerca futura è quello di valutare le misure di questo articolo, e perfezionamenti decorato con poli-</text:p>
      <text:p text:style-name="P6">Costanti Nomial. Idealmente, questo dovrebbe essere fatto su un corpus di prova che è stato valutato sulla affettiva o</text:p>
      <text:p text:style-name="P6">significato emotivo espresso nei testi. Finora siamo stati in grado di individuare un tale corpus, e sono</text:p>
      <text:p text:style-name="P6">studiare i modi per costruire un noi stessi. Abbiamo anche fatto test iniziali su testi trovati su Inter-</text:p>
      <text:p text:style-name="P6">siti di discussione netto (senza tener conto negazione, né l'analisi dei testi per determinare sintattica</text:p>
      <text:p text:style-name="P6">categorie di parole). La prima osservazione iniziale su questa piccola serie di test è che non c'è corrispondenza</text:p>
      <text:p text:style-name="P6">tra le misure e il significato espresso. Da un lato, le misure non sono impeccabile</text:p>
      <text:p text:style-name="P6">quando si considera singoli testi. Questo non è certo Sorprendente dato che a volte nessuno o pochi del</text:p>
      <text:p text:style-name="P6">aggettivi particolari si verificano in questi brevi testi. D'altra parte, però, oltre grandi insiemi di testi i</text:p>
      <text:p text:style-name="P6">misura dà un'impressione molto migliore (cioè, i falsi positivi e falsi negativi sembrano annullare</text:p>
      <text:p text:style-name="P6">l'un l'altro). Abbiamo bisogno di approfonditi test empirici per qualificare ciò che significa particolare valore (ad esempio,</text:p>
      <text:p text:style-name="P6">possiamo distinguere i gradi di bene, contro la più distinzioni a grana grossa). Dal momento che i punteggi in-</text:p>
      <text:p text:style-name="P6">piega con la lunghezza di un testo, è chiaro che una certa normalizzazione per la lunghezza di un testo è necessario per</text:p>
      <text:p text:style-name="P6">considerando il valore per indicare il grado di bontà. Un'altra osservazione iniziale è che, anche se</text:p>
      <text:p text:style-name="P6">l'insieme di parole è ben equilibrata tra le parti in conflitto, sembra che vi sia una tendenza verso la</text:p>
      <text:p text:style-name="P6">buona lato del fattore valutativo. Cioè, sembra che ci sia una tendenza a esporre giudizi negativi</text:p>
      <text:p text:style-name="Horizontal_20_Line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11"><text:bookmark text:name="9"/>Pagina 9</text:p>
          </table:table-cell>
        </table:table-row>
      </table:table>
      <text:p text:style-name="P6">in modo più conciso di giudizi positivi. L'esistenza di un'asimmetria tra positivo e <text:soft-page-break/>nega-</text:p>
      <text:p text:style-name="P6">deviazioni tive è conosciuto anche dai giudizi in condizioni di incertezza, pensa della teoria della prospettiva (Tversky e</text:p>
      <text:p text:style-name="P6">Kahneman, 1974). Se una distorsione simile in positivo word-scelta esiste, si può facilmente compensare facendo</text:p>
      <text:p text:style-name="P6">il peso relativo assegniamo a parole.</text:p>
      <text:p text:style-name="P8">5 Conclusioni e discussione</text:p>
      <text:p text:style-name="P6">In questo lavoro, abbiamo studiato misure per gli aspetti affettivi o emotivi di significato derivati ​​dalla</text:p>
      <text:p text:style-name="P6">struttura del database lessicale WordNet. Tale progetto presuppone che gli aspetti soggettivi di frat-</text:p>
      <text:p text:style-name="P6">ing può essere derivata dalla scelta delle parole in un testo. Cioè, ci sono davvero parole con atteggiamento o</text:p>
      <text:p text:style-name="P6">valori. Questo non è pacifico, alcuni filosofi sono stati scettici se le parole di persone diverse</text:p>
      <text:p text:style-name="P6">può significare la stessa (Quine, 1960).</text:p>
      <text:p text:style-name="P6">8</text:p>
      <text:p text:style-name="P6">La nostra attenzione per i testi, piuttosto che altri mezzi di comunicazione,</text:p>
      <text:p text:style-name="P6">dà una certa sicurezza che alcuni aspetti del significato espresso possono essere derivati ​​dal particolare</text:p>
      <text:p text:style-name="P6">scelta delle parole. Uno dei tipi di testi che consideriamo interessanti sono testi su siti di discussione Internet:</text:p>
      <text:p text:style-name="P6">qui vi è un forte incentivo per lo scrittore per assicurarsi che un lettore può cogliere il significato inteso</text:p>
      <text:p text:style-name="P6">dal contenuto testuale. Anche la semplice esistenza di tali siti di discussione può essere visto come una prova</text:p>
      <text:p text:style-name="P6">che questo è il caso.</text:p>
      <text:p text:style-name="P6">Ricerca Mainstream nell'elaborazione del linguaggio naturale attribuisce minore importanza gli aspetti più soggettivi di frat-</text:p>
      <text:p text:style-name="P6">ING (Manning e Schutze, 1999; Jurafsky e Martin, 2000). Il nostro lavoro può essere visto come un tentativo</text:p>
      <text:p text:style-name="P6">per rimediare a questa. Una conseguenza di andare oltre la nozione consolidata di significato lessicale, è che non c'è</text:p>
      <text:p text:style-name="P6">c'è consenso sulle nozioni di significato affettivo o emotivo. Quindi non è immediato chiaro cosa no-</text:p>
      <text:p text:style-name="P6">zioni per l'uso. Abbiamo deciso di tornare a uno dei lavori seminali sulla misurazione significato affettivo,</text:p>
      <text:p text:style-name="P6"><text:soft-page-break/>Osgood et al. (1957) 's tecnica differenziale semantico. Da questo, abbiamo preso alcuni dei più importanti</text:p>
      <text:p text:style-name="P6">fattori di significato affettivo, il valutativa, potenza, ed i fattori di attività. Il secondo ingrediente cruciale</text:p>
      <text:p text:style-name="P6">è il nostro uso della banca dati lessicale WordNet (Miller, 1990; Fellbaum, 1998). Il concetto di base del significato</text:p>
      <text:p text:style-name="P6">usato in WordNet è significato lessicale, e principale relazione synset di WordNet si denota coincidenza di</text:p>
      <text:p text:style-name="P6">significato lessicale. Tuttavia, è importante sottolineare che WordNet si ispira in parte psicolinguistico</text:p>
      <text:p text:style-name="P6">teorie della memoria lessicale umana. Cioè, il significato delle parole è determinata anche dal suo posto nel</text:p>
      <text:p text:style-name="P6">grande struttura del database. Si noti inoltre che questa struttura più grande mostra qualche somiglianza con la nostra</text:p>
      <text:p text:style-name="P6">propria memoria lessicale. In questo lavoro, abbiamo tradotto questa struttura torna in misure concrete per</text:p>
      <text:p text:style-name="P6">i fattori di Osgood di significato. Tutte e tre le misure derivanti singolo-out lo stesso cluster di 5410</text:p>
      <text:p text:style-name="P6">aggettivi, che è il 25% degli aggettivi in WordNet. Questo cluster sembra avere uno status speciale:</text:p>
      <text:p text:style-name="P6">contiene tutti i modificatori importanti usati per esprimere affettivo o emotivo significato-queste sono parole</text:p>
      <text:p text:style-name="P6">con l'atteggiamento.</text:p>
      <text:p text:style-name="P6">Come si è scoperto, le misure che costruiti sono basate su una distanza metrica. Ciò riguarda il nostro lavoro</text:p>
      <text:p text:style-name="P6">per l'ubiquità delle misure di distanza, la somiglianza, o relazionalità in elaborazione del linguaggio naturale. A</text:p>
      <text:p text:style-name="P6">citarne alcuni, l'uso di percorso di lunghezza come misura di somiglianza possono essere ricondotti a (Quillian, 1968). Il</text:p>
      <text:p text:style-name="P6">uso di path-lunghezza come metrica di somiglianza discusso anche in (Rada et al., 1989). Una recente valutazione di cinque</text:p>
      <text:p text:style-name="P6">misura di distanza può essere trovata in (Budanitsky e Hirst, 2001). La maggior parte delle misure di parentela utilizzano più</text:p>
      <text:p text:style-name="P6">non solo la relazione sinonimia. Per i nostri scopi, questo non è utile perché distrugge bipolarità</text:p>
      <text:p text:style-name="P6">dei concetti che ci interessa. Per esempio, tutti i nostri coppie di aggettivi sono direttamente collegate dal</text:p>
      <text:p text:style-name="P6"><text:soft-page-break/>relazione antonimia, e si può sospettare una stretta iperonimo comune. Anche se vi è somiglianza con</text:p>
      <text:p text:style-name="P6">le tradizionali misure di distanza usano in PNL, è importante sottolineare che usiamo queste misure per</text:p>
      <text:p text:style-name="P6">scopi diversi. Già Quillian (1968, p.228), vuole che</text:p>
      <text:p text:style-name="P6">8</text:p>
      <text:p text:style-name="P6">Questo ricorda (Carroll, 1871, capitolo 6):</text:p>
      <text:p text:style-name="P6">"Quando <text:span text:style-name="T4">io</text:span> uso una parola", Humpty Dumpty, ha detto in un tono piuttosto sprezzante ", significa proprio quello che ho scelto di</text:p>
      <text:p text:style-name="P6">mean-né più né meno. "</text:p>
      <text:p text:style-name="P6">"La domanda è:" disse Alice, "se è <text:span text:style-name="T4">possibile</text:span> effettuare parole significano tante cose diverse."</text:p>
      <text:p text:style-name="P6">"La domanda è," ha dichiarato Humpty Dumpty ", che è di essere padrone, ecco tutto."</text:p>
      <text:p text:style-name="Horizontal_20_Line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11"><text:bookmark text:name="10"/>Pagina 10</text:p>
          </table:table-cell>
        </table:table-row>
      </table:table>
      <text:p text:style-name="P6">Un problema di fronte al ricercatore di memoria semantica è: esattamente di cosa si tratta significati delle parole che è quello di essere</text:p>
      <text:p text:style-name="P6">considerato? Innanzitutto, il modello di memoria qui è concepito per trattare tipi esattamente complementari significato</text:p>
      <text:p text:style-name="P6">a quello coinvolto a Osgood "differenziale semantico" (Osgood et al., 1957). Mentre il differenziale semantico</text:p>
      <text:p text:style-name="P6">interessato con i sentimenti delle persone in materia di parole, o le parole possibili impatto emotivo sugli altri, questo modello</text:p>
      <text:p text:style-name="P6">è esplicitamente progettato per rappresentare il non emotiva, relativamente parte "oggettiva" di significato.</text:p>
      <text:p text:style-name="P6">Abbiamo dimostrato in questo documento come una misura per il significato affettiva studiato da Osgood può essere derivata</text:p>
      <text:p text:style-name="P7">da una rappresentazione del relativamente "oggettivo" cioè come rappresentato nel database WordNe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7:27:24.784454451</meta:creation-date>
    <dc:date>2015-05-25T17:48:22.112431829</dc:date>
    <meta:editing-duration>PT5M5S</meta:editing-duration>
    <meta:editing-cycles>1</meta:editing-cycles>
    <meta:document-statistic meta:table-count="9" meta:image-count="0" meta:object-count="0" meta:page-count="23" meta:paragraph-count="623" meta:word-count="5058" meta:character-count="30359" meta:non-whitespace-character-count="25918"/>
    <meta:generator>LibreOffice/4.2.8.2$Linux_X86_64 LibreOffice_project/420m0$Build-2</meta:generator>
  </office:meta>
</office:document-meta>
</file>